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  <style:text-properties officeooo:paragraph-rsid="0003a3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ianthus tuberosu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4.2.2$Linux_X86_64 LibreOffice_project/4e471d8c02c9c90f512f7f9ead8875b57fcb1ec3</meta:generator>
    <meta:creation-date>2021-01-19T22:16:29.644363758</meta:creation-date>
    <dc:date>2021-01-19T22:25:12.057887277</dc:date>
    <meta:editing-cycles>2</meta:editing-cycles>
    <meta:editing-duration>PT2M14S</meta:editing-duration>
    <meta:document-statistic meta:table-count="0" meta:image-count="0" meta:object-count="0" meta:page-count="1" meta:paragraph-count="1" meta:word-count="2" meta:character-count="20" meta:non-whitespace-character-count="19"/>
  </office:meta>
</office:document-meta>
</file>